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98"/>
    <style:style style:name="P8" style:family="paragraph" style:parent-style-name="Text_20_body" style:list-style-name="L98">
      <style:paragraph-properties fo:margin-top="0cm" fo:margin-bottom="0cm" style:contextual-spacing="false"/>
    </style:style>
    <style:style style:name="P9" style:family="paragraph" style:parent-style-name="Text_20_body" style:list-style-name="L99"/>
    <style:style style:name="P10" style:family="paragraph" style:parent-style-name="Text_20_body" style:list-style-name="L100"/>
    <style:style style:name="P11" style:family="paragraph" style:parent-style-name="Text_20_body" style:list-style-name="L100">
      <style:paragraph-properties fo:margin-top="0cm" fo:margin-bottom="0cm" style:contextual-spacing="false"/>
    </style:style>
    <style:style style:name="P12" style:family="paragraph" style:parent-style-name="Text_20_body">
      <style:text-properties fo:font-style="italic" style:font-style-asian="italic" style:font-style-complex="italic"/>
    </style:style>
    <style:style style:name="P13" style:family="paragraph" style:parent-style-name="Text_20_body" style:list-style-name="L101"/>
    <style:style style:name="P14" style:family="paragraph" style:parent-style-name="Text_20_body" style:list-style-name="L101">
      <style:paragraph-properties fo:margin-top="0cm" fo:margin-bottom="0cm" style:contextual-spacing="false"/>
    </style:style>
    <style:style style:name="P15" style:family="paragraph" style:parent-style-name="Text_20_body" style:list-style-name="L102"/>
    <style:style style:name="P16" style:family="paragraph" style:parent-style-name="Text_20_body" style:list-style-name="L102">
      <style:paragraph-properties fo:margin-top="0cm" fo:margin-bottom="0cm" style:contextual-spacing="false"/>
    </style:style>
    <style:style style:name="P17" style:family="paragraph" style:parent-style-name="Text_20_body" style:list-style-name="L103"/>
    <style:style style:name="P18" style:family="paragraph" style:parent-style-name="Text_20_body" style:list-style-name="L103">
      <style:paragraph-properties fo:margin-top="0cm" fo:margin-bottom="0cm" style:contextual-spacing="false"/>
    </style:style>
    <style:style style:name="P19" style:family="paragraph" style:parent-style-name="Text_20_body" style:list-style-name="L104"/>
    <style:style style:name="P20" style:family="paragraph" style:parent-style-name="Text_20_body" style:list-style-name="L104">
      <style:paragraph-properties fo:margin-top="0cm" fo:margin-bottom="0cm" style:contextual-spacing="false"/>
    </style:style>
    <style:style style:name="P21" style:family="paragraph" style:parent-style-name="Text_20_body" style:list-style-name="L105"/>
    <style:style style:name="P22" style:family="paragraph" style:parent-style-name="Text_20_body" style:list-style-name="L105">
      <style:paragraph-properties fo:margin-top="0cm" fo:margin-bottom="0cm" style:contextual-spacing="false"/>
    </style:style>
    <style:style style:name="P23" style:family="paragraph" style:parent-style-name="Text_20_body" style:list-style-name="L106"/>
    <style:style style:name="P24" style:family="paragraph" style:parent-style-name="Text_20_body" style:list-style-name="L106">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2.3. Client Authentication</text:span> bölümü, istemci türü "confidential" (gizli) olan bir istemcinin, yetkilendirme sunucusuyla nasıl kimlik doğrulaması yapması gerektiğini açıklar. Bu bölümde, istemci doğrulaması için kullanılan yöntemlerin güvenlik gereksinimlerine dayalı olarak nasıl yapılandırılacağına dair önemli bilgiler bulunmaktadır.</text:p>
      <text:h text:style-name="Heading_20_3" text:outline-level="3">1. <text:span text:style-name="Strong_20_Emphasis">Confidential Client (Gizli İstemci)</text:span></text:h>
      <text:p text:style-name="Text_20_body"><text:span text:style-name="Strong_20_Emphasis">Confidential client</text:span>, istemci kimlik bilgilerini güvenli bir şekilde saklayabilen bir istemci türüdür. Genellikle, istemci uygulaması, bir <text:span text:style-name="Strong_20_Emphasis">sunucu</text:span> üzerinde çalışır ve istemci kimlik bilgileri (örneğin, parola, özel anahtar ve kamu anahtar çifti gibi) bu sunucuda güvenli bir şekilde saklanır.</text:p>
      <text:list text:style-name="L1">
        <text:list-item>
          <text:p text:style-name="P3"><text:span text:style-name="Strong_20_Emphasis">Gizli İstemciler için Kimlik Doğrulama Yöntemleri</text:span>: Yetkilendirme sunucusu, gizli istemci türü için güvenlik gereksinimlerine uygun bir <text:span text:style-name="Strong_20_Emphasis">kimlik doğrulama yöntemi</text:span> belirler. Bu, şifre tabanlı bir kimlik doğrulama, dijital sertifikalar veya kamu/özel anahtar çifti gibi farklı yöntemler olabilir. Yetkilendirme sunucusu, istemcinin güvenli bir şekilde kimliğini doğrulamak için bu kimlik doğrulama yöntemlerini kabul edebilir. Bu, istemcinin kimlik doğrulaması yapılırken sunucu ve istemci arasındaki güvenli iletişimi sağlar.</text:p>
        </text:list-item>
        <text:list-item>
          <text:p text:style-name="P3"><text:span text:style-name="Strong_20_Emphasis">Client Credentials</text:span>: Gizli istemciler, genellikle bir <text:span text:style-name="Strong_20_Emphasis">set</text:span> (takım) istemci kimlik bilgisi (client credentials) alır. Bu kimlik bilgileri, istemcinin yetkilendirme sunucusuyla güvenli bir şekilde kimliğini doğrulaması için kullanılır. Örneğin, istemci bir <text:span text:style-name="Strong_20_Emphasis">parola</text:span> ya da <text:span text:style-name="Strong_20_Emphasis">kamu/özel anahtar çifti</text:span> kullanabilir. Bu kimlik bilgileri istemciyle birlikte güvenli bir şekilde saklanır.</text:p>
        </text:list-item>
      </text:list>
      <text:h text:style-name="Heading_20_3" text:outline-level="3">2. <text:span text:style-name="Strong_20_Emphasis">Public Client (Halka Açık İstemci)</text:span></text:h>
      <text:p text:style-name="Text_20_body"><text:span text:style-name="Strong_20_Emphasis">Public client</text:span>, istemci kimlik bilgilerini güvenli bir şekilde saklayamayan ve genellikle bir kullanıcının cihazında çalışan istemci türüdür. Örneğin, web tarayıcılarında veya mobil cihazlarda çalışan istemciler, istemci kimlik bilgilerini güvenli bir şekilde saklamakta zorluk yaşayabilirler. Bu nedenle, <text:span text:style-name="Strong_20_Emphasis">public client</text:span> istemcileri için kimlik doğrulaması yapılmaz.</text:p>
      <text:list text:style-name="L2">
        <text:list-item>
          <text:p text:style-name="P4">Yetkilendirme sunucusu, <text:span text:style-name="Strong_20_Emphasis">public client</text:span> istemcileri için kimlik doğrulama yöntemleri belirleyebilir. Ancak, public client kimlik doğrulaması <text:span text:style-name="Strong_20_Emphasis">istemcinin tanımlanması</text:span> için kullanılmamalıdır. Yani, <text:span text:style-name="Strong_20_Emphasis">public client</text:span> türündeki istemciler, kimlik doğrulama için <text:span text:style-name="Strong_20_Emphasis">client authentication</text:span> yöntemlerine dayanmazlar.</text:p>
        </text:list-item>
      </text:list>
      <text:h text:style-name="Heading_20_3" text:outline-level="3">3. <text:span text:style-name="Strong_20_Emphasis">Birden Fazla Kimlik Doğrulama Yöntemi Kullanılamaz</text:span></text:h>
      <text:p text:style-name="Text_20_body">Bir istemci, aynı istek içinde birden fazla kimlik doğrulama yöntemi kullanmamalıdır. Bu, istemcinin güvenliğini ve iletişimini gereksiz yere karmaşıklaştırabilir ve sunucu için güvenlik açıklarına yol açabilir. Örneğin, istemci aynı istekte hem şifre hem de anahtar doğrulaması kullanamaz. İstemci yalnızca bir kimlik doğrulama yöntemi seçmeli ve bu yöntemi kullanmalıdır.</text:p>
      <text:h text:style-name="Heading_20_3" text:outline-level="3">4. <text:span text:style-name="Strong_20_Emphasis">Özet</text:span></text:h>
      <text:list text:style-name="L3">
        <text:list-item>
          <text:p text:style-name="P6"><text:span text:style-name="Strong_20_Emphasis">Confidential client</text:span> için, yetkilendirme sunucusu güvenlik gereksinimlerine uygun bir kimlik doğrulama yöntemi belirler ve istemci, bu yöntemle kimlik doğrulaması yapar.</text:p>
        </text:list-item>
        <text:list-item>
          <text:p text:style-name="P6">Gizli istemciler, genellikle bir set <text:span text:style-name="Strong_20_Emphasis">client credentials</text:span> (kimlik bilgileri) alır ve bu bilgileri güvenli bir şekilde kullanır.</text:p>
        </text:list-item>
        <text:list-item>
          <text:p text:style-name="P6"><text:span text:style-name="Strong_20_Emphasis">Public client</text:span> istemcileri, kimlik doğrulama için yalnızca token (erişim belirteci) gibi mekanizmalar kullanır, kimlik doğrulama amacıyla istemci bilgileri kullanılamaz.</text:p>
        </text:list-item>
        <text:list-item>
          <text:p text:style-name="P5"><text:soft-page-break/>İstemci, her istekte yalnızca <text:span text:style-name="Strong_20_Emphasis">bir</text:span> kimlik doğrulama yöntemi kullanabilir.</text:p>
        </text:list-item>
      </text:list>
      <text:p text:style-name="Text_20_body">Bu bölüm, istemcinin, güvenli bir kimlik doğrulama süreciyle yetkilendirme sunucusuyla iletişim kurmasını ve doğru güvenlik gereksinimlerine dayalı olarak işlem yapmasını sağlar.</text:p>
      <text:p text:style-name="Standard"/>
      <text:p text:style-name="Text_20_body"><text:span text:style-name="Strong_20_Emphasis">2.3.1. Client Password</text:span> bölümü, istemcilerin kimlik doğrulamasını yapmak için <text:span text:style-name="Strong_20_Emphasis">client password</text:span> (istemci parolası) kullanma yöntemini açıklar. Bu yöntem, istemcinin kimliğini doğrulamak için <text:span text:style-name="Strong_20_Emphasis">HTTP Basic Authentication</text:span> şemasını kullanmayı içerir. Ayrıca, istemci kimlik bilgileriyle birlikte gönderilebilecek alternatif bir yöntem ve güvenlik önlemleri de tartışılmaktadır.</text:p>
      <text:h text:style-name="Heading_20_3" text:outline-level="3">1. <text:span text:style-name="Strong_20_Emphasis">HTTP Basic Authentication</text:span></text:h>
      <text:p text:style-name="Text_20_body">İstemciler, bir <text:span text:style-name="Strong_20_Emphasis">client password</text:span> (istemci parolası) sahibi olduklarında, yetkilendirme sunucusuyla kimlik doğrulaması yapmak için <text:span text:style-name="Strong_20_Emphasis">HTTP Basic Authentication</text:span> şemasını kullanabilirler. Bu şema, RFC 2617'de tanımlanmıştır.</text:p>
      <text:list text:style-name="L98">
        <text:list-item>
          <text:p text:style-name="P7"><text:span text:style-name="Strong_20_Emphasis">Client Password Kullanımı</text:span>: İstemci, kendisini tanıtmak ve kimliğini doğrulamak için HTTP isteği içerisinde, <text:span text:style-name="Strong_20_Emphasis">client identifier</text:span> (istemci kimlik bilgisi) ve <text:span text:style-name="Strong_20_Emphasis">client password</text:span> (istemci parolası) bilgisini içerir. Bu bilgileri, "application/x-www-form-urlencoded" kodlama algoritması ile encode eder.</text:p>
          <text:list>
            <text:list-item>
              <text:p text:style-name="P8"><text:span text:style-name="Strong_20_Emphasis">Client Identifier</text:span>: İstemcinin benzersiz kimliğidir.</text:p>
            </text:list-item>
            <text:list-item>
              <text:p text:style-name="P7"><text:span text:style-name="Strong_20_Emphasis">Client Password</text:span>: İstemcinin gizli parolasıdır.</text:p>
            </text:list-item>
          </text:list>
          <text:p text:style-name="P7">Bu bilgilerin her biri, HTTP isteğinde uygun şekilde encode edilerek, <text:span text:style-name="Strong_20_Emphasis">Authorization header</text:span> (Yetkilendirme başlığı) ile gönderilir. Örnek olarak:</text:p>
        </text:list-item>
      </text:list>
      <text:p text:style-name="Standard"/>
      <text:p text:style-name="P2">Authorization: Basic czZCaGRSa3F0Mzo3RmpmcDBaQnIxS3REUmJuZlZkbUl3</text:p>
      <text:p text:style-name="P2"/>
      <text:p text:style-name="P12">Burada, <text:span text:style-name="Source_20_Text">Basic</text:span> anahtar kelimesi, temel kimlik doğrulamasının kullanılacağını belirtir ve ardından client identifier ile client password bilgileri encode edilerek yer alır.</text:p>
      <text:list text:style-name="L99">
        <text:list-item>
          <text:p text:style-name="P9"><text:span text:style-name="Strong_20_Emphasis">Yetkilendirme Sunucusunun Desteklemesi</text:span>: Yetkilendirme sunucusu, client password kullanan istemciler için <text:span text:style-name="Strong_20_Emphasis">HTTP Basic Authentication</text:span> şemasını desteklemek zorundadır. Bu, istemcinin kimlik doğrulaması yapabilmesi için gereklidir.</text:p>
        </text:list-item>
      </text:list>
      <text:h text:style-name="Heading_20_3" text:outline-level="3">2. <text:span text:style-name="Strong_20_Emphasis">Alternatif Kimlik Doğrulama Yöntemi</text:span></text:h>
      <text:p text:style-name="Text_20_body">Yetkilendirme sunucusu, istemci kimlik bilgilerini <text:span text:style-name="Strong_20_Emphasis">request body</text:span> (istek gövdesi) içinde de alabilir. Bu, client password yerine, istemci kimlik bilgilerini aşağıdaki parametrelerle göndermeyi içerir:</text:p>
      <text:list text:style-name="L100">
        <text:list-item>
          <text:p text:style-name="P11"><text:span text:style-name="Strong_20_Emphasis">client_id</text:span>: İstemciye, kayıt sırasında verilen benzersiz kimlik bilgisi.</text:p>
        </text:list-item>
        <text:list-item>
          <text:p text:style-name="P10"><text:span text:style-name="Strong_20_Emphasis">client_secret</text:span>: İstemcinin gizli parolası.</text:p>
        </text:list-item>
      </text:list>
      <text:p text:style-name="Text_20_body">Bu yöntemin kullanımı, özellikle HTTP Basic Authentication şemasını veya başka bir parola tabanlı kimlik doğrulama şemasını doğrudan kullanamayan istemciler için uygundur. Ancak, bu yöntemin <text:span text:style-name="Strong_20_Emphasis">request URI</text:span> (istek URI’sı) içinde yer almaması gerektiği belirtiliyor, sadece isteğin gövdesinde kullanılmalıdır.</text:p>
      <text:p text:style-name="Text_20_body">Örnek kullanım:</text:p>
      <text:p text:style-name="P2"/>
      <text:p text:style-name="P2"><text:soft-page-break/>POST /token HTTP/1.1</text:p>
      <text:p text:style-name="P2">Host: server.example.com</text:p>
      <text:p text:style-name="P2">Content-Type: application/x-www-form-urlencoded</text:p>
      <text:p text:style-name="P2"/>
      <text:p text:style-name="P2">grant_type=refresh_token&amp;refresh_token=tGzv3JOkF0XG5Qx2TlKWIA</text:p>
      <text:p text:style-name="P2">&amp;client_id=s6BhdRkqt3&amp;client_secret=7Fjfp0ZBr1KtDRbnfVdmIw</text:p>
      <text:p text:style-name="P2"/>
      <text:h text:style-name="P1" text:outline-level="3">3. <text:span text:style-name="Strong_20_Emphasis">TLS (Transport Layer Security) Zorunluluğu</text:span></text:h>
      <text:p text:style-name="Text_20_body">Yetkilendirme sunucusu, istemci kimlik doğrulaması için parola tabanlı bir yöntem kullanıldığında, <text:span text:style-name="Strong_20_Emphasis">TLS</text:span> (Transport Layer Security) protokolünün kullanılmasını zorunlu kılar. TLS, verilerin güvenli bir şekilde iletilmesini sağlar ve parola gibi hassas bilgilerin güvenliğini artırır. Bu, istemci kimlik bilgileri ile yapılan her istekte <text:span text:style-name="Strong_20_Emphasis">TLS</text:span> kullanılması gerektiğini belirtir.</text:p>
      <text:h text:style-name="Heading_20_3" text:outline-level="3">4. <text:span text:style-name="Strong_20_Emphasis">Brute Force (Kaba Kuvvet) Saldırılarına Karşı Koruma</text:span></text:h>
      <text:p text:style-name="Text_20_body">Bu kimlik doğrulama yöntemi, <text:span text:style-name="Strong_20_Emphasis">client password</text:span> (istemci parolası) içerdiği için, yetkilendirme sunucusu, kaba kuvvet saldırılarına karşı koruma sağlamak zorundadır. Kaba kuvvet saldırıları, kötü niyetli bir saldırganın parolaları tahmin etmeye çalışarak istemci kimlik doğrulamasını kırmaya çalıştığı saldırılardır. Yetkilendirme sunucusu, bu tür saldırılara karşı savunma mekanizmaları eklemelidir.</text:p>
      <text:h text:style-name="Heading_20_3" text:outline-level="3">Özetle:</text:h>
      <text:list text:style-name="L101">
        <text:list-item>
          <text:p text:style-name="P14"><text:span text:style-name="Strong_20_Emphasis">Client Password</text:span> yöntemi, istemcilerin <text:span text:style-name="Strong_20_Emphasis">HTTP Basic Authentication</text:span> şemasını kullanarak kimlik doğrulaması yapmasına olanak sağlar. Bu şemada, istemci kimlik bilgileri (client identifier ve client password) HTTP isteği içerisinde gönderilir.</text:p>
        </text:list-item>
        <text:list-item>
          <text:p text:style-name="P14">Alternatif olarak, istemci kimlik bilgileri isteğin gövdesinde <text:span text:style-name="Strong_20_Emphasis">client_id</text:span> ve <text:span text:style-name="Strong_20_Emphasis">client_secret</text:span> parametreleri olarak da gönderilebilir, ancak bu yöntem genellikle önerilmez.</text:p>
        </text:list-item>
        <text:list-item>
          <text:p text:style-name="P14"><text:span text:style-name="Strong_20_Emphasis">TLS</text:span> kullanımı zorunludur; bu, istemci parolasının güvenli bir şekilde iletilmesi için gereklidir.</text:p>
        </text:list-item>
        <text:list-item>
          <text:p text:style-name="P13">Ayrıca, sunucunun kaba kuvvet saldırılarına karşı savunmasız olmaması için gerekli güvenlik önlemleri alması gerekir.</text:p>
        </text:list-item>
      </text:list>
      <text:p text:style-name="Text_20_body">Bu bölüm, istemcilerin güvenli bir şekilde kimlik doğrulaması yapmalarını sağlamak için önemli bilgiler ve güvenlik önlemleri sunar.</text:p>
      <text:p text:style-name="P12"><text:span text:style-name="Strong_20_Emphasis">2.3.2. Other Authentication Methods</text:span> bölümü, yetkilendirme sunucularının istemci kimlik doğrulaması için <text:span text:style-name="Strong_20_Emphasis">HTTP authentication</text:span> şemalarını esnek bir şekilde kullanabilmelerini açıklamaktadır. Bu bölümde, yetkilendirme sunucusunun <text:span text:style-name="Strong_20_Emphasis">HTTP Basic Authentication</text:span> dışında başka kimlik doğrulama yöntemlerini de destekleyebileceği ve bu yöntemlerin nasıl uygulanması gerektiği belirtiliyor.</text:p>
      <text:h text:style-name="Heading_20_3" text:outline-level="3">1. <text:span text:style-name="Strong_20_Emphasis">Diğer Kimlik Doğrulama Yöntemleri (Other Authentication Methods)</text:span></text:h>
      <text:p text:style-name="Text_20_body">Yetkilendirme sunucusu, <text:span text:style-name="Strong_20_Emphasis">HTTP authentication</text:span> (HTTP kimlik doğrulama) için gereksinimlerini karşılayan herhangi bir uygun kimlik doğrulama şemasını destekleyebilir. Yani, sadece <text:span text:style-name="Strong_20_Emphasis">HTTP Basic Authentication</text:span> değil, başka kimlik doğrulama yöntemleri de kullanılabilir.</text:p>
      <text:p text:style-name="Text_20_body"><text:span text:style-name="Strong_20_Emphasis">MAY</text:span> ifadesi, yetkilendirme sunucusunun ihtiyaca göre farklı kimlik doğrulama şemalarını kullanabileceği, ancak bunun zorunlu olmadığı anlamına gelir. Örneğin:</text:p>
      <text:list text:style-name="L102">
        <text:list-item>
          <text:p text:style-name="P16"><text:soft-page-break/><text:span text:style-name="Strong_20_Emphasis">OAuth 2.0 Bearer Token</text:span> gibi daha modern ve güvenli kimlik doğrulama yöntemleri,</text:p>
        </text:list-item>
        <text:list-item>
          <text:p text:style-name="P16"><text:span text:style-name="Strong_20_Emphasis">OAuth 2.0 Client Assertion</text:span> (istemci iddiaları) gibi alternatifler,</text:p>
        </text:list-item>
        <text:list-item>
          <text:p text:style-name="P16"><text:span text:style-name="Strong_20_Emphasis">OAuth 2.0 JWT (JSON Web Token)</text:span> gibi teknolojiler,</text:p>
        </text:list-item>
        <text:list-item>
          <text:p text:style-name="P15">Diğer özel şemalar (örneğin, şirketin iç güvenlik standartlarına uygun özel şemalar) kullanılabilir.</text:p>
        </text:list-item>
      </text:list>
      <text:h text:style-name="Heading_20_3" text:outline-level="3">2. <text:span text:style-name="Strong_20_Emphasis">İstemci Kimliği ve Kimlik Doğrulama Yöntemi Arasındaki Eşleştirme</text:span></text:h>
      <text:p text:style-name="Text_20_body">Eğer yetkilendirme sunucusu, <text:span text:style-name="Strong_20_Emphasis">diğer kimlik doğrulama yöntemlerini</text:span> kullanıyorsa, bu durumda <text:span text:style-name="Strong_20_Emphasis">client identifier</text:span> (istemci kimliği) ile belirli bir kimlik doğrulama şeması arasında açık bir eşleştirme yapılması gerekmektedir. Yani, her istemci kaydı, kullanılan kimlik doğrulama şemasıyla ilişkilendirilmelidir.</text:p>
      <text:list text:style-name="L103">
        <text:list-item>
          <text:p text:style-name="P18">Örneğin, bir istemci kayıtlıysa ve bu istemci özel bir kimlik doğrulama yöntemi kullanacaksa, yetkilendirme sunucusu, bu istemci kaydını o yönteme uygun şekilde eşleştirmelidir.</text:p>
        </text:list-item>
        <text:list-item>
          <text:p text:style-name="P17">Bu eşleştirme, istemci kayıtlarında belirtilmeli ve yetkilendirme sunucusu bu eşleştirmeyi kullanarak hangi kimlik doğrulama şemasının uygulanacağını belirlemelidir.</text:p>
        </text:list-item>
      </text:list>
      <text:h text:style-name="Heading_20_3" text:outline-level="3">3. <text:span text:style-name="Strong_20_Emphasis">Kimlik Doğrulama Yöntemi Belirlenmesi</text:span></text:h>
      <text:list text:style-name="L104">
        <text:list-item>
          <text:p text:style-name="P20">Yetkilendirme sunucusu, desteklediği kimlik doğrulama şemalarının her birinin güvenlik gereksinimlerini yerine getirdiğinden emin olmalıdır.</text:p>
        </text:list-item>
        <text:list-item>
          <text:p text:style-name="P19">Her kimlik doğrulama şeması, istemcinin güvenliğini sağlamak için <text:span text:style-name="Strong_20_Emphasis">kimlik doğrulama ve yetkilendirme</text:span> süreçlerinde gereksinimlere uygun olmalıdır. Örneğin, bazı kimlik doğrulama yöntemleri, güvenli olmayan ağlarda kullanılmaya uygun olmayabilir ve bu nedenle sadece TLS (Transport Layer Security) ile korunmuş bağlantılarla sınırlı olmalıdır.</text:p>
        </text:list-item>
      </text:list>
      <text:h text:style-name="Heading_20_3" text:outline-level="3">4. <text:span text:style-name="Strong_20_Emphasis">Eşleştirme Örneği</text:span></text:h>
      <text:p text:style-name="Text_20_body">Bir istemci kaydında, istemci kimliği <text:span text:style-name="Strong_20_Emphasis">client_id</text:span> belirtilir. Bununla birlikte, bu istemciye uygulanacak kimlik doğrulama şeması da tanımlanmalıdır. Örneğin:</text:p>
      <text:list text:style-name="L105">
        <text:list-item>
          <text:p text:style-name="P22">Eğer istemci, <text:span text:style-name="Strong_20_Emphasis">OAuth 2.0 Client Assertion</text:span> kullanarak kimlik doğrulaması yapacaksa, yetkilendirme sunucusu bu istemcinin kaydını <text:span text:style-name="Strong_20_Emphasis">Client Assertion</text:span> ile ilişkilendirebilir.</text:p>
        </text:list-item>
        <text:list-item>
          <text:p text:style-name="P21">Eğer istemci <text:span text:style-name="Strong_20_Emphasis">Basic Authentication</text:span> kullanacaksa, bu kimlik doğrulama şeması da ilgili kayıtta belirtilir.</text:p>
        </text:list-item>
      </text:list>
      <text:h text:style-name="Heading_20_3" text:outline-level="3">5. <text:span text:style-name="Strong_20_Emphasis">Özet</text:span></text:h>
      <text:list text:style-name="L106">
        <text:list-item>
          <text:p text:style-name="P24"><text:span text:style-name="Strong_20_Emphasis">Yetkilendirme sunucusu</text:span>, <text:span text:style-name="Strong_20_Emphasis">HTTP authentication</text:span> için yalnızca temel kimlik doğrulama şemaları değil, güvenlik gereksinimlerine uygun herhangi bir şemayı da destekleyebilir.</text:p>
        </text:list-item>
        <text:list-item>
          <text:p text:style-name="P24">Bu şemaların kullanılması durumunda, <text:span text:style-name="Strong_20_Emphasis">client identifier</text:span> (istemci kimliği) ile ilgili kimlik doğrulama yöntemi arasında açık bir eşleştirme yapılmalıdır.</text:p>
        </text:list-item>
        <text:list-item>
          <text:p text:style-name="P23">Yetkilendirme sunucusunun, her kimlik doğrulama yönteminin güvenlik gereksinimlerini doğru şekilde yerine getirdiğinden emin olması gerekir.</text:p>
        </text:list-item>
      </text:list>
      <text:p text:style-name="Text_20_body">Bu bölüm, OAuth 2.0 protokolünü daha esnek ve geniş bir uygulama yelpazesinde kullanılabilir kılmak için alternatif kimlik doğrulama yöntemlerine imkan tanır.</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3:26:47.392265768</meta:creation-date>
    <dc:date>2025-01-26T03:33:46.122087785</dc:date>
    <meta:editing-duration>PT6M59S</meta:editing-duration>
    <meta:editing-cycles>1</meta:editing-cycles>
    <meta:document-statistic meta:table-count="0" meta:image-count="0" meta:object-count="0" meta:page-count="4" meta:paragraph-count="71" meta:word-count="1309" meta:character-count="11003" meta:non-whitespace-character-count="9796"/>
    <meta:generator>LibreOffice/7.4.7.2$Linux_X86_64 LibreOffice_project/40$Build-2</meta:generator>
  </office:meta>
</office:document-meta>
</file>